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650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MISSING_AP_6_Algorithms_ap_vector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PROBABILITY_MISSING_AP_6_Algorithms_ap_vector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39:21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